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30">
      <style:table-cell-properties fo:border="thin solid #000000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5027777777778cm"/>
    </style:style>
    <style:style style:name="co5" style:family="table-column">
      <style:table-column-properties fo:break-before="auto" style:column-width="3.52777777777778cm"/>
    </style:style>
    <style:style style:name="co6" style:family="table-column">
      <style:table-column-properties fo:break-before="auto" style:column-width="1.04069444444444cm"/>
    </style:style>
    <style:style style:name="co7" style:family="table-column">
      <style:table-column-properties fo:break-before="auto" style:column-width="9.70138888888889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4pt" style:use-optimal-row-height="false" fo:break-before="auto"/>
    </style:style>
    <style:style style:name="ro4" style:family="table-row">
      <style:table-row-properties style:row-height="28pt" style:use-optimal-row-height="false" fo:break-before="auto"/>
    </style:style>
    <style:style style:name="ro5" style:family="table-row">
      <style:table-row-properties style:row-height="22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6" table:default-cell-style-name="ce1"/>
        <table:table-column table:style-name="co8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1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5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5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table:style-name="ce11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11">
            <text:p>162-168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table:style-name="ce11"/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table:style-name="ce11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string" table:style-name="ce11">
            <text:p>193-195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string" table:style-name="ce11">
            <text:p>197-198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11">
            <text:p>199-200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string" table:style-name="ce11">
            <text:p>196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string" table:style-name="ce11">
            <text:p>20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11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table:style-name="ce11"/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11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table:style-name="ce11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string" table:style-name="ce11">
            <text:p>8-158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table:style-name="ce11"/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11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style-name="ce9"/>
          <table:table-cell table:style-name="ce11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table:style-name="ce11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table:style-name="ce11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11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11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string" table:style-name="ce11">
            <text:p>19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11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string" table:style-name="ce11">
            <text:p>21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11">
            <text:p>242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string" table:style-name="ce11">
            <text:p>333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11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style-name="ce9"/>
          <table:table-cell table:style-name="ce11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table:style-name="ce11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string" table:style-name="ce11">
            <text:p>393-394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string" table:style-name="ce11">
            <text:p>324,40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string" table:style-name="ce11">
            <text:p>324-42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string" table:style-name="ce11">
            <text:p>331-33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11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string" table:style-name="ce11">
            <text:p>23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string" table:style-name="ce11">
            <text:p>254-25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string" table:style-name="ce11">
            <text:p>40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string" table:style-name="ce11">
            <text:p>283-32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style-name="ce9"/>
          <table:table-cell table:style-name="ce11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string" table:style-name="ce11">
            <text:p>27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string" table:style-name="ce11">
            <text:p>23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string" table:style-name="ce11">
            <text:p>221,43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string" table:style-name="ce11">
            <text:p>27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11">
            <text:p>209-213, 240-246</text:p>
          </table:table-cell>
          <table:table-cell office:value-type="float" office:value="8" table:style-name="ce8">
            <text:p>8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11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5">
          <table:table-cell/>
          <table:table-cell table:number-columns-repeated="2" table:style-name="ce8"/>
          <table:table-cell table:style-name="ce9"/>
          <table:table-cell table:style-name="ce11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100" table:formula="of:=SUM([.F9:.F5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RCC RCCD</meta:initial-creator>
    <dc:creator>Zachary Lyman</dc:creator>
    <meta:creation-date>2017-01-25T10:21:36Z</meta:creation-date>
    <dc:date>2022-02-03T22:24:13Z</dc:date>
    <meta:print-date>2022-02-03T22:22:55Z</meta:print-date>
    <meta:editing-cycles>12</meta:editing-cycles>
    <meta:editing-duration>PT3915S</meta:editing-duration>
  </office:meta>
</office:document-meta>
</file>